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224cm"/>
    </style:style>
    <style:style style:name="co3" style:family="table-column">
      <style:table-column-properties fo:break-before="auto" style:column-width="3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rovement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 of Entry</text:p>
          </table:table-cell>
          <table:table-cell office:value-type="string" calcext:value-type="string">
            <text:p>Done with ver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ption Frame around „Write to Console“ and „Generate Reaper“ Sessi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ke prefix numbering optional. 001_Kick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ip Channels &gt; 64 in case of Avantis, problaby with log hint.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Ticks when an action was do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w current processing ac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3:40.458743458</meta:creation-date>
    <dc:date>2023-05-19T14:58:57.211221662</dc:date>
    <meta:editing-duration>PT5M17S</meta:editing-duration>
    <meta:editing-cycles>1</meta:editing-cycles>
    <meta:document-statistic meta:table-count="1" meta:cell-count="15" meta:object-count="0"/>
    <meta:generator>LibreOffice/7.4.2.3$MacOSX_X86_64 LibreOffice_project/382eef1f22670f7f4118c8c2dd222ec7ad009daf</meta:generator>
  </office:meta>
</office:document-meta>
</file>